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1000000119EE0E7A32396A8AC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bf837" officeooo:paragraph-rsid="002bf83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2c7bf5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2454f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a6be1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2e3d8a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3918f6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0596a" officeooo:paragraph-rsid="0030596a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fcf61" officeooo:paragraph-rsid="003fcf61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1262b" officeooo:paragraph-rsid="004169dd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3907" officeooo:paragraph-rsid="004f3907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59a37" officeooo:paragraph-rsid="00559a37"/>
    </style:style>
    <style:style style:name="P1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68c65d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3a685" officeooo:paragraph-rsid="0043a685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3a685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69dd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d525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97bb5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550db9" officeooo:paragraph-rsid="00726626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8a0ce2" officeooo:paragraph-rsid="008a0ce2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8c95b1" officeooo:paragraph-rsid="008c95b1" fo:background-color="#99ff99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 fo:keep-with-next="always"/>
      <style:text-properties officeooo:rsid="004169dd" officeooo:paragraph-rsid="0043d113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style:page-number="auto" fo:background-color="transparent"/>
      <style:text-properties officeooo:rsid="0059d8db" officeooo:paragraph-rsid="00726626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officeooo:rsid="005af6d8" officeooo:paragraph-rsid="00726626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officeooo:rsid="005ee5a3" officeooo:paragraph-rsid="00726626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fo:font-style="italic" style:text-underline-style="none" fo:font-weight="bold" officeooo:rsid="00900769" officeooo:paragraph-rsid="00900769" style:font-style-asian="italic" style:font-weight-asian="bold" style:font-style-complex="italic" style:font-weight-complex="bold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fo:font-style="normal" style:text-underline-style="none" fo:font-weight="normal" officeooo:rsid="00900769" officeooo:paragraph-rsid="00900769" style:font-style-asian="normal" style:font-weight-asian="normal" style:font-style-complex="normal" style:font-weight-complex="normal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fo:font-style="normal" style:text-underline-style="none" fo:font-weight="normal" officeooo:rsid="0090a329" officeooo:paragraph-rsid="0090a329" style:font-style-asian="normal" style:font-weight-asian="normal" style:font-style-complex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30" style:family="paragraph" style:parent-style-name="Standard">
      <loext:graphic-properties draw:fill="none"/>
      <style:paragraph-properties fo:background-color="transparent"/>
      <style:text-properties officeooo:rsid="0031dc86" officeooo:paragraph-rsid="0032454f"/>
    </style:style>
    <style:style style:name="P31" style:family="paragraph" style:parent-style-name="Standard">
      <loext:graphic-properties draw:fill="none"/>
      <style:paragraph-properties fo:background-color="transparent"/>
      <style:text-properties officeooo:rsid="0031dc86" officeooo:paragraph-rsid="0031dc86"/>
    </style:style>
    <style:style style:name="P32" style:family="paragraph" style:parent-style-name="Standard">
      <style:text-properties officeooo:paragraph-rsid="0033dccf"/>
    </style:style>
    <style:style style:name="P33" style:family="paragraph" style:parent-style-name="Standard">
      <loext:graphic-properties draw:fill="none"/>
      <style:paragraph-properties fo:background-color="transparent"/>
      <style:text-properties style:font-name="Liberation Sans" fo:font-size="18.2000007629395pt" fo:font-weight="bold" officeooo:rsid="00546777" officeooo:paragraph-rsid="0032454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559a3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3fcf6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546777" officeooo:paragraph-rsid="0054677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546777" officeooo:paragraph-rsid="008a0ce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8" style:family="paragraph" style:parent-style-name="Text_20_body">
      <style:paragraph-properties fo:margin-top="0cm" fo:margin-bottom="0cm" loext:contextual-spacing="false"/>
      <style:text-properties officeooo:rsid="006a504d" officeooo:paragraph-rsid="006a504d"/>
    </style:style>
    <style:style style:name="P39" style:family="paragraph" style:parent-style-name="Text_20_body">
      <style:paragraph-properties fo:margin-top="0cm" fo:margin-bottom="0cm" loext:contextual-spacing="false"/>
      <style:text-properties officeooo:rsid="007fcb22" officeooo:paragraph-rsid="007fcb22"/>
    </style:style>
    <style:style style:name="P40" style:family="paragraph" style:parent-style-name="Standard" style:list-style-name="L1">
      <loext:graphic-properties draw:fill="none"/>
      <style:paragraph-properties fo:background-color="transparent"/>
      <style:text-properties officeooo:rsid="002c7bf5" officeooo:paragraph-rsid="002c7bf5"/>
    </style:style>
    <style:style style:name="P41" style:family="paragraph" style:parent-style-name="Standard" style:list-style-name="L1">
      <loext:graphic-properties draw:fill="none"/>
      <style:paragraph-properties fo:background-color="transparent"/>
      <style:text-properties officeooo:rsid="002c7bf5" officeooo:paragraph-rsid="0031dc86"/>
    </style:style>
    <style:style style:name="P42" style:family="paragraph" style:parent-style-name="Standard" style:list-style-name="L1">
      <loext:graphic-properties draw:fill="none"/>
      <style:paragraph-properties fo:background-color="transparent"/>
      <style:text-properties officeooo:rsid="002c7bf5" officeooo:paragraph-rsid="0032454f"/>
    </style:style>
    <style:style style:name="P43" style:family="paragraph" style:parent-style-name="Standard" style:list-style-name="L1">
      <loext:graphic-properties draw:fill="none"/>
      <style:paragraph-properties fo:background-color="transparent"/>
      <style:text-properties officeooo:rsid="00367092" officeooo:paragraph-rsid="00367092"/>
    </style:style>
    <style:style style:name="P44" style:family="paragraph" style:parent-style-name="Standard" style:list-style-name="L2">
      <loext:graphic-properties draw:fill="none"/>
      <style:paragraph-properties fo:background-color="transparent"/>
      <style:text-properties officeooo:rsid="00367092" officeooo:paragraph-rsid="002c7bf5"/>
    </style:style>
    <style:style style:name="P45" style:family="paragraph" style:parent-style-name="Standard" style:list-style-name="L1">
      <loext:graphic-properties draw:fill="none"/>
      <style:paragraph-properties fo:background-color="transparent"/>
      <style:text-properties officeooo:rsid="0031dc86" officeooo:paragraph-rsid="0031dc86"/>
    </style:style>
    <style:style style:name="P46" style:family="paragraph" style:parent-style-name="Standard" style:list-style-name="L1">
      <loext:graphic-properties draw:fill="none"/>
      <style:paragraph-properties fo:background-color="transparent"/>
      <style:text-properties officeooo:rsid="0031dc86" officeooo:paragraph-rsid="0032454f"/>
    </style:style>
    <style:style style:name="P47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a6be1"/>
    </style:style>
    <style:style style:name="P48" style:family="paragraph" style:parent-style-name="Standard" style:list-style-name="L2">
      <loext:graphic-properties draw:fill="none"/>
      <style:paragraph-properties fo:background-color="transparent"/>
      <style:text-properties officeooo:rsid="002ed7de" officeooo:paragraph-rsid="003a6be1"/>
    </style:style>
    <style:style style:name="P49" style:family="paragraph" style:parent-style-name="Standard" style:list-style-name="L3">
      <loext:graphic-properties draw:fill="none"/>
      <style:paragraph-properties fo:background-color="transparent"/>
      <style:text-properties officeooo:rsid="0033dccf" officeooo:paragraph-rsid="0033dccf"/>
    </style:style>
    <style:style style:name="P50" style:family="paragraph" style:parent-style-name="Standard" style:list-style-name="L3">
      <loext:graphic-properties draw:fill="none"/>
      <style:paragraph-properties fo:background-color="transparent"/>
      <style:text-properties officeooo:rsid="003724e5" officeooo:paragraph-rsid="003724e5"/>
    </style:style>
    <style:style style:name="P51" style:family="paragraph" style:parent-style-name="Standard" style:list-style-name="L3">
      <loext:graphic-properties draw:fill="none"/>
      <style:paragraph-properties fo:background-color="transparent"/>
      <style:text-properties officeooo:rsid="0034d6ef" officeooo:paragraph-rsid="0034d6ef"/>
    </style:style>
    <style:style style:name="P52" style:family="paragraph" style:parent-style-name="Standard" style:list-style-name="L6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8a0ce2" officeooo:paragraph-rsid="008a0ce2"/>
    </style:style>
    <style:style style:name="P53" style:family="paragraph" style:parent-style-name="Standard" style:list-style-name="L6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8a2c70" officeooo:paragraph-rsid="008a2c70"/>
    </style:style>
    <style:style style:name="P54" style:family="paragraph" style:parent-style-name="Standard" style:list-style-name="L6">
      <loext:graphic-properties draw:fill="none"/>
      <style:paragraph-properties fo:margin-top="0cm" fo:margin-bottom="0cm" loext:contextual-spacing="false" fo:background-color="transparent"/>
      <style:text-properties officeooo:rsid="008a0ce2" officeooo:paragraph-rsid="008a2c70"/>
    </style:style>
    <style:style style:name="P55" style:family="paragraph" style:parent-style-name="Standard" style:list-style-name="L6">
      <loext:graphic-properties draw:fill="none"/>
      <style:paragraph-properties fo:margin-top="0cm" fo:margin-bottom="0cm" loext:contextual-spacing="false" fo:background-color="transparent"/>
      <style:text-properties officeooo:rsid="008a2c70" officeooo:paragraph-rsid="008a2c70"/>
    </style:style>
    <style:style style:name="P56" style:family="paragraph" style:parent-style-name="Text_20_body" style:list-style-name="L4">
      <style:paragraph-properties fo:margin-top="0cm" fo:margin-bottom="0cm" loext:contextual-spacing="false"/>
      <style:text-properties officeooo:rsid="006a504d" officeooo:paragraph-rsid="009107eb"/>
    </style:style>
    <style:style style:name="P57" style:family="paragraph" style:parent-style-name="Text_20_body" style:list-style-name="L4">
      <style:paragraph-properties fo:margin-top="0cm" fo:margin-bottom="0cm" loext:contextual-spacing="false"/>
      <style:text-properties officeooo:rsid="006a504d" officeooo:paragraph-rsid="006e9fe7"/>
    </style:style>
    <style:style style:name="P58" style:family="paragraph" style:parent-style-name="Text_20_body" style:list-style-name="L4">
      <style:paragraph-properties fo:margin-top="0cm" fo:margin-bottom="0cm" loext:contextual-spacing="false"/>
      <style:text-properties officeooo:rsid="006a504d" officeooo:paragraph-rsid="0088873d"/>
    </style:style>
    <style:style style:name="P59" style:family="paragraph" style:parent-style-name="Text_20_body" style:list-style-name="L4">
      <style:paragraph-properties fo:margin-top="0cm" fo:margin-bottom="0cm" loext:contextual-spacing="false"/>
      <style:text-properties officeooo:rsid="006a504d" officeooo:paragraph-rsid="00944cc6"/>
    </style:style>
    <style:style style:name="P60" style:family="paragraph" style:parent-style-name="Text_20_body" style:list-style-name="L6">
      <loext:graphic-properties draw:fill="none"/>
      <style:paragraph-properties fo:margin-top="0cm" fo:margin-bottom="0cm" loext:contextual-spacing="false" fo:background-color="transparent"/>
      <style:text-properties officeooo:rsid="006a504d" officeooo:paragraph-rsid="008a2c70"/>
    </style:style>
    <style:style style:name="P61" style:family="paragraph" style:parent-style-name="Text_20_body" style:list-style-name="L4">
      <style:paragraph-properties fo:margin-top="0cm" fo:margin-bottom="0cm" loext:contextual-spacing="false"/>
      <style:text-properties officeooo:rsid="007a3093" officeooo:paragraph-rsid="0092a836"/>
    </style:style>
    <style:style style:name="P62" style:family="paragraph" style:parent-style-name="Text_20_body" style:list-style-name="L4">
      <style:paragraph-properties fo:margin-top="0cm" fo:margin-bottom="0cm" loext:contextual-spacing="false"/>
      <style:text-properties officeooo:rsid="007c556b" officeooo:paragraph-rsid="007c556b"/>
    </style:style>
    <style:style style:name="P63" style:family="paragraph" style:parent-style-name="Text_20_body" style:list-style-name="L4">
      <style:paragraph-properties fo:margin-top="0cm" fo:margin-bottom="0cm" loext:contextual-spacing="false"/>
      <style:text-properties officeooo:rsid="006dc808" officeooo:paragraph-rsid="006dc808"/>
    </style:style>
    <style:style style:name="P64" style:family="paragraph" style:parent-style-name="Text_20_body" style:list-style-name="L4">
      <style:paragraph-properties fo:margin-top="0cm" fo:margin-bottom="0cm" loext:contextual-spacing="false"/>
      <style:text-properties officeooo:rsid="006e1358" officeooo:paragraph-rsid="006e1358"/>
    </style:style>
    <style:style style:name="P65" style:family="paragraph" style:parent-style-name="Text_20_body" style:list-style-name="L4">
      <style:paragraph-properties fo:margin-top="0cm" fo:margin-bottom="0cm" loext:contextual-spacing="false"/>
      <style:text-properties officeooo:rsid="007ac1a2" officeooo:paragraph-rsid="007ac1a2"/>
    </style:style>
    <style:style style:name="P66" style:family="paragraph" style:parent-style-name="Text_20_body" style:list-style-name="L4">
      <style:paragraph-properties fo:margin-top="0cm" fo:margin-bottom="0cm" loext:contextual-spacing="false"/>
      <style:text-properties officeooo:rsid="00701668" officeooo:paragraph-rsid="00712aa3"/>
    </style:style>
    <style:style style:name="P67" style:family="paragraph" style:parent-style-name="Text_20_body" style:list-style-name="L4">
      <style:paragraph-properties fo:margin-top="0cm" fo:margin-bottom="0cm" loext:contextual-spacing="false"/>
      <style:text-properties officeooo:rsid="00701668" officeooo:paragraph-rsid="00742045"/>
    </style:style>
    <style:style style:name="P68" style:family="paragraph" style:parent-style-name="Text_20_body" style:list-style-name="L5">
      <style:paragraph-properties fo:margin-top="0cm" fo:margin-bottom="0cm" loext:contextual-spacing="false"/>
      <style:text-properties officeooo:rsid="00712aa3" officeooo:paragraph-rsid="00712aa3"/>
    </style:style>
    <style:style style:name="P69" style:family="paragraph" style:parent-style-name="Text_20_body" style:list-style-name="L4">
      <style:paragraph-properties fo:margin-top="0cm" fo:margin-bottom="0cm" loext:contextual-spacing="false"/>
      <style:text-properties officeooo:rsid="0075504b" officeooo:paragraph-rsid="0075504b"/>
    </style:style>
    <style:style style:name="P70" style:family="paragraph" style:parent-style-name="Text_20_body" style:list-style-name="L4">
      <style:paragraph-properties fo:margin-top="0cm" fo:margin-bottom="0cm" loext:contextual-spacing="false"/>
      <style:text-properties officeooo:rsid="007b53b2" officeooo:paragraph-rsid="007b53b2"/>
    </style:style>
    <style:style style:name="P71" style:family="paragraph" style:parent-style-name="Text_20_body" style:list-style-name="L4">
      <style:paragraph-properties fo:margin-top="0cm" fo:margin-bottom="0cm" loext:contextual-spacing="false"/>
      <style:text-properties officeooo:rsid="0078aff7" officeooo:paragraph-rsid="0078aff7"/>
    </style:style>
    <style:style style:name="P72" style:family="paragraph" style:parent-style-name="Text_20_body" style:list-style-name="L4">
      <style:paragraph-properties fo:margin-top="0cm" fo:margin-bottom="0cm" loext:contextual-spacing="false"/>
      <style:text-properties officeooo:rsid="0088873d" officeooo:paragraph-rsid="0088873d"/>
    </style:style>
    <style:style style:name="P73" style:family="paragraph" style:parent-style-name="Text_20_body" style:list-style-name="L4">
      <style:paragraph-properties fo:margin-top="0cm" fo:margin-bottom="0cm" loext:contextual-spacing="false"/>
      <style:text-properties officeooo:rsid="007e6108" officeooo:paragraph-rsid="007e6108"/>
    </style:style>
    <style:style style:name="P74" style:family="paragraph" style:parent-style-name="Text_20_body" style:list-style-name="L4">
      <style:paragraph-properties fo:margin-top="0cm" fo:margin-bottom="0cm" loext:contextual-spacing="false"/>
      <style:text-properties officeooo:rsid="007fcb22" officeooo:paragraph-rsid="007fcb22"/>
    </style:style>
    <style:style style:name="P75" style:family="paragraph" style:parent-style-name="Text_20_body" style:list-style-name="L6">
      <loext:graphic-properties draw:fill="none"/>
      <style:paragraph-properties fo:margin-top="0cm" fo:margin-bottom="0cm" loext:contextual-spacing="false" fo:background-color="transparent"/>
      <style:text-properties officeooo:rsid="008a2c70" officeooo:paragraph-rsid="008a2c70"/>
    </style:style>
    <style:style style:name="P76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6a504d" officeooo:paragraph-rsid="008c2182"/>
    </style:style>
    <style:style style:name="P77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864fcf" officeooo:paragraph-rsid="00864fcf"/>
    </style:style>
    <style:style style:name="P78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6bd61a" officeooo:paragraph-rsid="006bd61a"/>
    </style:style>
    <style:style style:name="P79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rsid="0023d766" officeooo:paragraph-rsid="00244362"/>
    </style:style>
    <style:style style:name="P80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2c7bf5"/>
    </style:style>
    <style:style style:name="P81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33dccf"/>
    </style:style>
    <style:style style:name="T1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024436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2c7bf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3dcc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5" style:family="text">
      <style:text-properties officeooo:rsid="002fa1a7"/>
    </style:style>
    <style:style style:name="T6" style:family="text">
      <style:text-properties officeooo:rsid="0031dc86"/>
    </style:style>
    <style:style style:name="T7" style:family="text">
      <style:text-properties officeooo:rsid="0032454f"/>
    </style:style>
    <style:style style:name="T8" style:family="text">
      <style:text-properties officeooo:rsid="0038c1ec"/>
    </style:style>
    <style:style style:name="T9" style:family="text">
      <style:text-properties officeooo:rsid="003a6be1"/>
    </style:style>
    <style:style style:name="T10" style:family="text">
      <style:text-properties officeooo:rsid="003e29e0"/>
    </style:style>
    <style:style style:name="T11" style:family="text">
      <style:text-properties officeooo:rsid="003ec6bc"/>
    </style:style>
    <style:style style:name="T12" style:family="text">
      <style:text-properties officeooo:rsid="0048aefe"/>
    </style:style>
    <style:style style:name="T13" style:family="text">
      <style:text-properties officeooo:rsid="004f3c9e"/>
    </style:style>
    <style:style style:name="T14" style:family="text">
      <style:text-properties officeooo:rsid="00559a37"/>
    </style:style>
    <style:style style:name="T15" style:family="text">
      <style:text-properties officeooo:rsid="0057e68e"/>
    </style:style>
    <style:style style:name="T16" style:family="text">
      <style:text-properties officeooo:rsid="005cb72c"/>
    </style:style>
    <style:style style:name="T17" style:family="text">
      <style:text-properties officeooo:rsid="0060afb2"/>
    </style:style>
    <style:style style:name="T18" style:family="text">
      <style:text-properties style:text-line-through-style="none" style:text-line-through-type="none" officeooo:rsid="00615b4a"/>
    </style:style>
    <style:style style:name="T19" style:family="text">
      <style:text-properties style:text-line-through-style="none" style:text-line-through-type="none" officeooo:rsid="006a504d"/>
    </style:style>
    <style:style style:name="T20" style:family="text">
      <style:text-properties officeooo:rsid="00697c6a"/>
    </style:style>
    <style:style style:name="T21" style:family="text">
      <style:text-properties officeooo:rsid="002c7bf5"/>
    </style:style>
    <style:style style:name="T22" style:family="text">
      <style:text-properties officeooo:rsid="006a504d"/>
    </style:style>
    <style:style style:name="T23" style:family="text">
      <style:text-properties officeooo:rsid="006bd61a"/>
    </style:style>
    <style:style style:name="T24" style:family="text">
      <style:text-properties officeooo:rsid="006e1358"/>
    </style:style>
    <style:style style:name="T25" style:family="text">
      <style:text-properties officeooo:rsid="006e9fe7"/>
    </style:style>
    <style:style style:name="T26" style:family="text">
      <style:text-properties officeooo:rsid="00701668"/>
    </style:style>
    <style:style style:name="T27" style:family="text">
      <style:text-properties officeooo:rsid="0078aff7"/>
    </style:style>
    <style:style style:name="T28" style:family="text">
      <style:text-properties officeooo:rsid="007a3093"/>
    </style:style>
    <style:style style:name="T29" style:family="text">
      <style:text-properties officeooo:rsid="007ac1a2"/>
    </style:style>
    <style:style style:name="T30" style:family="text">
      <style:text-properties officeooo:rsid="007d63b0"/>
    </style:style>
    <style:style style:name="T31" style:family="text">
      <style:text-properties officeooo:rsid="007fcb22"/>
    </style:style>
    <style:style style:name="T32" style:family="text">
      <style:text-properties officeooo:rsid="008113b0"/>
    </style:style>
    <style:style style:name="T33" style:family="text">
      <style:text-properties officeooo:rsid="0081543f"/>
    </style:style>
    <style:style style:name="T34" style:family="text">
      <style:text-properties officeooo:rsid="0082af55"/>
    </style:style>
    <style:style style:name="T35" style:family="text">
      <style:text-properties officeooo:rsid="0083d81d"/>
    </style:style>
    <style:style style:name="T36" style:family="text">
      <style:text-properties officeooo:rsid="0084f46f"/>
    </style:style>
    <style:style style:name="T37" style:family="text">
      <style:text-properties officeooo:rsid="00851360"/>
    </style:style>
    <style:style style:name="T38" style:family="text">
      <style:text-properties officeooo:rsid="00864fcf"/>
    </style:style>
    <style:style style:name="T39" style:family="text">
      <style:text-properties officeooo:rsid="0088873d"/>
    </style:style>
    <style:style style:name="T40" style:family="text">
      <style:text-properties officeooo:rsid="0089543d"/>
    </style:style>
    <style:style style:name="T41" style:family="text">
      <style:text-properties officeooo:rsid="008a0ce2"/>
    </style:style>
    <style:style style:name="T42" style:family="text">
      <style:text-properties officeooo:rsid="008a2c70"/>
    </style:style>
    <style:style style:name="T43" style:family="text">
      <style:text-properties officeooo:rsid="008d5898"/>
    </style:style>
    <style:style style:name="T44" style:family="text">
      <style:text-properties fo:font-weight="bold" officeooo:rsid="008d5898" style:font-weight-asian="bold" style:font-weight-complex="bold"/>
    </style:style>
    <style:style style:name="T45" style:family="text">
      <style:text-properties officeooo:rsid="008d9733"/>
    </style:style>
    <style:style style:name="T46" style:family="text">
      <style:text-properties officeooo:rsid="008f5cb6"/>
    </style:style>
    <style:style style:name="T47" style:family="text">
      <style:text-properties officeooo:rsid="009107e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Требования СП.</text:p>
      <text:p text:style-name="P18">4.4.3 Трубопроводы <text:span text:style-name="T13">канализации </text:span>не должны примыкать вплотную к поверхности строительных конструкций. Расстояние в свету между трубами и строительными конструкциями должно быть не менее 20 мм.</text:p>
      <text:p text:style-name="P9">5.3.2.4 Трубопроводы системы холодного водопровода (кроме тупиковых пожарных стояков), прокладываемые в каналах, шахтах, санитарно-технических кабинах, тоннелях, а также в помещениях с повышенной влажностью, для предотвращения конденсации влаги следует изолировать согласно СП 61.13330.</text:p>
      <text:p text:style-name="P10">5.3.3.6 Трубопроводы систем горячего водопровода (подающие и циркуляционные, кроме подводок к приборам) следует изолировать для защиты от потерь тепла согласно СП 61.13330.</text:p>
      <text:p text:style-name="P16">5.4.13 При совместной прокладке в каналах с трубопроводами, транспортирующими горячую воду или пар, сеть холодного водопровода необходимо размещать ниже этих трубопроводов с устройством теплоизоляции.</text:p>
      <text:p text:style-name="P16">5.4.14 Прокладку сетей внутреннего водопровода следует предусматривать с уклоном не менее 0,002.</text:p>
      <text:p text:style-name="P17">5.4.15 При стесненных условиях допускается прокладка сетей внутреннего водопровода с уклоном не менее 0,001.</text:p>
      <text:p text:style-name="P17">5.5.4 При проектировании сетей горячего водопровода следует предусматривать мероприятия по компенсации температурного изменения длины труб.</text:p>
      <text:p text:style-name="P14">7.1.5 Установку запорной арматуры на внутренних водопроводных сетях следует предусматривать:</text:p>
      <text:p text:style-name="P14">...</text:p>
      <text:p text:style-name="P15">на ответвлениях, питающих пять водоразборных точек и более;</text:p>
      <text:p text:style-name="P15">…</text:p>
      <text:p text:style-name="P15"/>
      <text:p text:style-name="P22">8.3.2 Участки канализационной сети следует прокладывать прямолинейно. Изменять направление прокладки и присоединять санитарно-технические приборы следует с помощью соединительных деталей (отводы прямые и косые, тройники и крестовины, муфты и др.). Изменять уклон прокладки на участке отводного (горизонтального) трубопровода не допускается.</text:p>
      <text:p text:style-name="P15">8.<text:span text:style-name="T12">3</text:span>.6 Применять прямые крестовины при расположении их в горизонтальной плоскости не допускается.</text:p>
      <text:p text:style-name="P15"/>
      <text:p text:style-name="P15">для горизонтальных и вертикальных участков трубопроводов диаметром 50 и 110 мм с обычными раструбными соединениями расстояние между неподвижными креплениями не должно превышать соответственно 1,6 м (для <draw:frame draw:style-name="fr1" draw:name="Изображение1" text:anchor-type="as-char" svg:width="0.45cm" svg:height="0.45cm" draw:z-index="0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=50 мм) и 2 м (для <draw:frame draw:style-name="fr1" draw:name="Изображение2" text:anchor-type="as-char" svg:width="0.45cm" svg:height="0.45cm" draw:z-index="1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=110 мм); расстояние между подвижными креплениями для горизонтальных трубопроводов должно составлять не более 10<draw:frame draw:style-name="fr1" draw:name="Изображение3" text:anchor-type="as-char" svg:width="0.45cm" svg:height="0.45cm" draw:z-index="2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, для вертикальных - не более 20<draw:frame draw:style-name="fr1" draw:name="Изображение4" text:anchor-type="as-char" svg:width="0.45cm" svg:height="0.45cm" draw:z-index="3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;</text:p>
      <text:p text:style-name="P15"/>
      <text:p text:style-name="P34"><text:span text:style-name="T14">Полипропилен</text:span>.</text:p>
      <text:p text:style-name="Standard"/>
      <text:p text:style-name="P29">Расстояние между опорами для ПП труб 20 мм, армированных стекловолокном: ХВ<text:span text:style-name="T15">С</text:span> - 90 см, ГВ<text:span text:style-name="T15">С</text:span> — 70 см.</text:p>
      <text:p text:style-name="P12">Использовать трубы и фитинги класса 2 для горячего водоснабжения.</text:p>
      <text:p text:style-name="P12">Рабочее давление — не менее 6 атмосфер.</text:p>
      <text:p text:style-name="P12">Для горячего водопровода использовать KraftFaser S3,2 SDR7,4 и фитинги SDR6.</text:p>
      <text:p text:style-name="P12"><text:span text:style-name="T19">Теплоизоляция</text:span><text:span text:style-name="T18"> 6 мм.</text:span></text:p>
      <text:p text:style-name="P12"><text:soft-page-break/>Теплоизоляция участков в стене — трубными оболочками с наружным полиэтиленовым покрытием.</text:p>
      <text:h text:style-name="P79" text:outline-level="1"><text:span text:style-name="T2">Хотелки</text:span><text:span text:style-name="T1">.</text:span></text:h>
      <text:p text:style-name="P1"/>
      <text:p text:style-name="P2">После завершения работ по черновой сантехнике покрасить металлические трубы <text:span text:style-name="T40">краской по ржавчине</text:span> и замотать <text:span text:style-name="T8">все стояки </text:span>тепло<text:span text:style-name="T8">шумо</text:span>изоляцией, <text:span text:style-name="T8">в т.ч. канализационный.</text:span></text:p>
      <text:p text:style-name="P2">Вентили ставить с рычагом, а не с бабочкой.</text:p>
      <text:p text:style-name="P13"><text:span text:style-name="T21">Термостат на гигиенический душ (FAR 3950 12), обязательно обратные клапаны на подводы от коллектора; электромагнитный клапан НЗ, открывание от света в туалете, или по кнопке с отключением по времени, или по миниатюрному датчику движения (типа </text:span>HC-SR505<text:span text:style-name="T20">).</text:span></text:p>
      <text:p text:style-name="P6">Фильтр тонкой очистки для увлажнителя, <text:span text:style-name="T5">фильтр деионизации.</text:span></text:p>
      <text:p text:style-name="P7"/>
      <text:p text:style-name="P11">Вход канализации для стиралки — на высоте 50-60 см (для устранения сифонного эффекта)!!!</text:p>
      <text:p text:style-name="P11"/>
      <text:p text:style-name="P8">Обратные клапаны <text:span text:style-name="T32">(сифоны) </text:span>на стиралку, посудомойку, <text:span text:style-name="T32">сушилку.</text:span></text:p>
      <text:h text:style-name="P80" text:outline-level="1"><text:span text:style-name="T3">Точки водоснабжения</text:span><text:span text:style-name="T1">.</text:span></text:h>
      <text:p text:style-name="Standard"/>
      <text:p text:style-name="P3">Холодная вода:</text:p>
      <text:list xml:id="list8829988185995182014" text:style-name="L1">
        <text:list-item>
          <text:p text:style-name="P40">унитаз;</text:p>
        </text:list-item>
        <text:list-item>
          <text:p text:style-name="P40">гигиенический душ;</text:p>
        </text:list-item>
        <text:list-item>
          <text:p text:style-name="P40">смеситель на раковине в туалете;</text:p>
        </text:list-item>
        <text:list-item>
          <text:p text:style-name="P43">нагреватель проточный — <text:span text:style-name="T11">не менее 6 кВт</text:span>;</text:p>
        </text:list-item>
        <text:list-item>
          <text:p text:style-name="P41">смеситель на <text:span text:style-name="T6">ванне;</text:span></text:p>
        </text:list-item>
        <text:list-item>
          <text:p text:style-name="P45">смеситель на раковине в ванной;</text:p>
        </text:list-item>
        <text:list-item>
          <text:p text:style-name="P45">смеситель на мойке в кухне;</text:p>
        </text:list-item>
      </text:list>
      <text:p text:style-name="P31"/>
      <text:p text:style-name="P5">Холодная вода <text:span text:style-name="T9">после фильтра деионизации</text:span>:</text:p>
      <text:list xml:id="list229500340892423363" text:style-name="L2">
        <text:list-item>
          <text:p text:style-name="P44">установка увлажнения;</text:p>
        </text:list-item>
        <text:list-item>
          <text:p text:style-name="P48">стиральная машина;</text:p>
        </text:list-item>
        <text:list-item>
          <text:p text:style-name="P47">посудомоечная машина;</text:p>
        </text:list-item>
      </text:list>
      <text:list xml:id="list215741785850047" text:continue-list="list8829988185995182014" text:style-name="L1">
        <text:list-header>
          <text:p text:style-name="P40"/>
        </text:list-header>
      </text:list>
      <text:p text:style-name="P4"><text:span text:style-name="T7">Горячая</text:span> вода:</text:p>
      <text:list xml:id="list215743031885718" text:continue-numbering="true" text:style-name="L1">
        <text:list-item>
          <text:p text:style-name="P42">гигиенический душ;</text:p>
        </text:list-item>
        <text:list-item>
          <text:p text:style-name="P42">смеситель на раковине в туалете;</text:p>
        </text:list-item>
        <text:list-item>
          <text:p text:style-name="P42">смеситель на <text:span text:style-name="T6">ванне;</text:span></text:p>
        </text:list-item>
        <text:list-item>
          <text:p text:style-name="P46">смеситель на раковине в ванной;</text:p>
        </text:list-item>
        <text:list-item>
          <text:p text:style-name="P46">смеситель на мойке в кухне.</text:p>
        </text:list-item>
      </text:list>
      <text:p text:style-name="P30"/>
      <text:h text:style-name="P81" text:outline-level="1"><text:span text:style-name="T3">Точки водо</text:span><text:span text:style-name="T4">отведения</text:span><text:span text:style-name="T1">.</text:span></text:h>
      <text:p text:style-name="P32"/>
      <text:list xml:id="list3024032316476553139" text:style-name="L3">
        <text:list-item>
          <text:p text:style-name="P49">раковина в туалете — <text:span text:style-name="T10">32 мм</text:span>;</text:p>
        </text:list-item>
        <text:list-item>
          <text:p text:style-name="P50">фильтры тонкой очистки — <text:span text:style-name="T22">шланг.</text:span></text:p>
        </text:list-item>
        <text:list-item>
          <text:p text:style-name="P51">стиральная машина — <text:span text:style-name="T10">32 мм</text:span>;</text:p>
        </text:list-item>
        <text:list-item>
          <text:p text:style-name="P51"><text:soft-page-break/>сушильная машина — <text:span text:style-name="T10">32 мм</text:span>;</text:p>
        </text:list-item>
        <text:list-item>
          <text:p text:style-name="P51">ванна — <text:span text:style-name="T10">50 мм</text:span>;</text:p>
        </text:list-item>
        <text:list-item>
          <text:p text:style-name="P51">раковина в ванной — <text:span text:style-name="T10">40 мм</text:span>;</text:p>
        </text:list-item>
        <text:list-item>
          <text:p text:style-name="P51">мойка на кухне — <text:span text:style-name="T10">40 или 50 мм</text:span>;</text:p>
        </text:list-item>
        <text:list-item>
          <text:p text:style-name="P51">посудомоечная машина — <text:span text:style-name="T10">32 мм</text:span>.</text:p>
        </text:list-item>
      </text:list>
      <text:p text:style-name="P33"/>
      <text:p text:style-name="P36">Указания по монтажу <text:span text:style-name="T41">общие</text:span>.</text:p>
      <text:p text:style-name="Text_20_body"/>
      <text:p text:style-name="P19">При монтаже полипропиленовых труб создать предварительное напряжение для компенсации температурных удлинений.</text:p>
      <text:p text:style-name="P23">При сборке <text:span text:style-name="T16">канализации </text:span>стыки <text:span text:style-name="T46">обработать силиконовой консистентной смазкой.</text:span></text:p>
      <text:p text:style-name="P24">Участки канализации, прокладываемые в штрабах, перед заделкой обернуть <text:span text:style-name="T46">гидроизоляцией или шумоизоляцией, стыки проклеить скотчем.</text:span></text:p>
      <text:p text:style-name="P25"><text:span text:style-name="T17">Штрабы</text:span> заделывать цементно-песчаной штукатуркой.</text:p>
      <text:p text:style-name="P25"/>
      <text:p text:style-name="P26">Тесты на адгезию:</text:p>
      <text:p text:style-name="P27">1. К ПГП:</text:p>
      <text:p text:style-name="P27">1.1. Грунтовка глубокого проникновения + Ветонит</text:p>
      <text:p text:style-name="P27">1.2. Бетонконтакт + Ветонит</text:p>
      <text:p text:style-name="P27">2. К гидроизоляции:</text:p>
      <text:p text:style-name="P27">2.1. Бетонконтакт + Ветонит</text:p>
      <text:p text:style-name="P27"/>
      <text:p text:style-name="P28">После обработки стен и потолка Ветонитом обмазать всё акриловой гидроизоляцией.</text:p>
      <text:p text:style-name="Text_20_body"/>
      <text:p text:style-name="P38">Порядок работ:</text:p>
      <text:list xml:id="list6512480117674192755" text:style-name="L4">
        <text:list-item>
          <text:p text:style-name="P76"><text:span text:style-name="T35">Оштукатурить</text:span> <text:span text:style-name="T37">стену 30-37.</text:span></text:p>
        </text:list-item>
        <text:list-item>
          <text:p text:style-name="P77">Выполнить шумоизоляцию и гидроизоляцию согласно проекту перепланировки.</text:p>
        </text:list-item>
        <text:list-item>
          <text:p text:style-name="P78">Залить стяжку пола в ванной и туалете.</text:p>
        </text:list-item>
        <text:list-item>
          <text:p text:style-name="P61">Удалить маяк из стены 37-29.</text:p>
        </text:list-item>
        <text:list-item>
          <text:p text:style-name="P56"><text:span text:style-name="T37">П</text:span>одготовить к финишной отделке <text:span text:style-name="T47">потолки и </text:span>стены <text:span text:style-name="T23">30-37, 37-29.</text:span></text:p>
        </text:list-item>
        <text:list-item>
          <text:p text:style-name="P59"><text:span text:style-name="T28">Смонтировать</text:span> участок №1 канализации.</text:p>
        </text:list-item>
        <text:list-item>
          <text:p text:style-name="P62">Примерить расположение стиральной машинки, определиться с расположением <text:span text:style-name="T35">электро</text:span>розеток для нее и сушилки, скорректировать расположение выводов ВК при необходимости.</text:p>
        </text:list-item>
        <text:list-item>
          <text:p text:style-name="P63">Примерить все сантехнические изделия (санфаянс и смесители), <text:span text:style-name="T24">разметить</text:span> места их установки, <text:span text:style-name="T24">определиться со</text:span> способами крепления.</text:p>
        </text:list-item>
        <text:list-item>
          <text:p text:style-name="P64">Переделать водоразборный узел: <text:span text:style-name="T28">смонтировать конструкции часть 1, </text:span>разнести гребенки в 3 уровня от стены, <text:span text:style-name="T26">закрепить водонагреватель, узел обвязки гигиенического душа.</text:span></text:p>
        </text:list-item>
        <text:list-item>
          <text:p text:style-name="P57"><text:span text:style-name="T29">Разметить</text:span> участок №<text:span text:style-name="T25">2</text:span> канализации.</text:p>
        </text:list-item>
        <text:list-item>
          <text:p text:style-name="P65">Разметить и закрепить уголки для каркаса конструкции части 2 на боковой стене туалета, <text:span text:style-name="T33">загрунтовать, окрасить в 2 слоя нитроэмалью.</text:span></text:p>
        </text:list-item>
        <text:list-item>
          <text:p text:style-name="P58"><text:soft-page-break/><text:span text:style-name="T28">Смонтировать</text:span> участок №<text:span text:style-name="T39">2</text:span> канализации.</text:p>
        </text:list-item>
        <text:list-item>
          <text:p text:style-name="P66">Выполнить ветки водоснабжения в следующем порядке: </text:p>
        </text:list-item>
      </text:list>
      <text:list xml:id="list5285733787601559761" text:style-name="L5">
        <text:list-item>
          <text:p text:style-name="P68">11 — нагреватель горячая</text:p>
        </text:list-item>
        <text:list-item>
          <text:p text:style-name="P68">9 — гигиенический душ горячая</text:p>
        </text:list-item>
        <text:list-item>
          <text:p text:style-name="P68">7 (высоту определить по высоте ветки 4 над канализацией 2, см. соответствующий лист) — мойка кухни горячая</text:p>
        </text:list-item>
        <text:list-item>
          <text:p text:style-name="P68">5 — раковина ванной горячая</text:p>
        </text:list-item>
        <text:list-item>
          <text:p text:style-name="P68">3 — ванна горячая</text:p>
        </text:list-item>
        <text:list-item>
          <text:p text:style-name="P68">1 — раковина туалета горячая</text:p>
        </text:list-item>
        <text:list-item>
          <text:p text:style-name="P68">12 — нагреватель холодная</text:p>
        </text:list-item>
        <text:list-item>
          <text:p text:style-name="P68">10 — гигиенический душ/унитаз холодная</text:p>
        </text:list-item>
        <text:list-item>
          <text:p text:style-name="P68">8 — мойка кухни/фильтр холодная</text:p>
        </text:list-item>
        <text:list-item>
          <text:p text:style-name="P68">6 — раковина ванной холодная</text:p>
        </text:list-item>
        <text:list-item>
          <text:p text:style-name="P68">4 — ванная холодная</text:p>
        </text:list-item>
        <text:list-item>
          <text:p text:style-name="P68">2 — раковина туалета холодная</text:p>
        </text:list-item>
        <text:list-item>
          <text:p text:style-name="P68">15 — увлажнитель</text:p>
        </text:list-item>
        <text:list-item>
          <text:p text:style-name="P68">14 — посудомоечная машина</text:p>
        </text:list-item>
        <text:list-item>
          <text:p text:style-name="P68">13 — стиральная машина</text:p>
        </text:list-item>
        <text:list-item>
          <text:p text:style-name="P68">16 — гигиенический душ теплая</text:p>
        </text:list-item>
      </text:list>
      <text:list xml:id="list215742170976275" text:continue-list="list6512480117674192755" text:style-name="L4">
        <text:list-header>
          <text:p text:style-name="P67"/>
        </text:list-header>
        <text:list-item>
          <text:p text:style-name="P69">Провести гидравлические испытания всех веток <text:span text:style-name="T27">(насос можно арендовать).</text:span></text:p>
        </text:list-item>
        <text:list-item>
          <text:p text:style-name="P69">Выполнить закладные под крепление раковин и смесителей в стенах.</text:p>
        </text:list-item>
        <text:list-item>
          <text:p text:style-name="P70">Смонтировать полотенцесушитель, проверить, снять его до окончания отделочных работ.</text:p>
        </text:list-item>
        <text:list-item>
          <text:p text:style-name="P70">Прокинуть провода ДСУП, датчиков затопления <text:span text:style-name="T30">(см. ЭОМ).</text:span></text:p>
        </text:list-item>
        <text:list-item>
          <text:p text:style-name="P62">Выполнить шт<text:span text:style-name="T47">р</text:span>абы под электрику, заложить кабели и подрозетники <text:span text:style-name="T30">(см. ЭОМ)</text:span>.</text:p>
        </text:list-item>
        <text:list-item>
          <text:p text:style-name="P71">Заделать <text:span text:style-name="T35">все </text:span>штрабы.</text:p>
        </text:list-item>
        <text:list-item>
          <text:p text:style-name="P72">Смонтировать инсталляцию унитаза.</text:p>
        </text:list-item>
        <text:list-item>
          <text:p text:style-name="P73">Смонтировать конструкции части 2 <text:span text:style-name="T39">(зашить стояк и боковой короб в туалете).</text:span></text:p>
        </text:list-item>
        <text:list-item>
          <text:p text:style-name="P73">Установить ванну, <text:span text:style-name="T38">экран с наклонной частью посередине.</text:span></text:p>
        </text:list-item>
        <text:list-item>
          <text:p text:style-name="P73">Выполнить финишное <text:span text:style-name="T31">шпаклевание</text:span> и чистовую отделку: потолки и стены.</text:p>
        </text:list-item>
        <text:list-item>
          <text:p text:style-name="P73">Выполнить чистовое покрытие полов.</text:p>
        </text:list-item>
        <text:list-item>
          <text:p text:style-name="P74">Смонтировать <text:span text:style-name="T34">полотенцесушитель, </text:span>смесители и санфаянс, <text:span text:style-name="T34">ЭУИ</text:span>, решетки ОВиК.</text:p>
        </text:list-item>
        <text:list-item>
          <text:p text:style-name="P74">Проверить ВК на работоспособность.</text:p>
        </text:list-item>
        <text:list-item>
          <text:p text:style-name="P74"><text:span text:style-name="T36">Своими силами в</text:span>ыполнить разводку кабелей и подключения в сантехстояке (см. ЭОМ).</text:p>
        </text:list-item>
      </text:list>
      <text:p text:style-name="P39"/>
      <text:p text:style-name="P37">Указания по монтажу <text:span text:style-name="T41">гидроизоляции</text:span>.</text:p>
      <text:p text:style-name="P37"/>
      <text:p text:style-name="P20">Гидроизоляцию выполнять после завершения штукатурных работ!</text:p>
      <text:p text:style-name="P21"><text:soft-page-break/>Толщина <text:span text:style-name="T43">слоя пескобетона — </text:span><text:span text:style-name="T44">45 мм</text:span><text:span text:style-name="T43">.</text:span></text:p>
      <text:p text:style-name="P21">Высота обреза звукоизоляции от верхней точки пола: <text:span text:style-name="T43">5 мм звукоизоляции + 45 мм пескобетона + 10 мм плитка с клеем = </text:span><text:span text:style-name="T44">60 мм</text:span><text:span text:style-name="T43">.</text:span></text:p>
      <text:p text:style-name="P20"/>
      <text:list xml:id="list8142362472747697219" text:style-name="L6">
        <text:list-item>
          <text:p text:style-name="P52">Оштукатурить стену в ванной.</text:p>
        </text:list-item>
        <text:list-item>
          <text:p text:style-name="P52">Найти наивысшую общую точку пола ванной и туалета, при необходимости сбить неровности в туалете.</text:p>
        </text:list-item>
        <text:list-item>
          <text:p text:style-name="P52">Отметить на косяке и стенах уровень стяжки (+<text:span text:style-name="T43">6</text:span>0 мм от наивысшей точки перекрытия), уровень гидроизоляции (+300 мм <text:s/>от наивысшей точки перекрытия).</text:p>
        </text:list-item>
        <text:list-item>
          <text:p text:style-name="P52">Наклеить малярную ленту <text:span text:style-name="T45">выше</text:span> уровня стяжки, прогрунтовать битумным праймером <text:span text:style-name="T45">пол и низ стен</text:span>.</text:p>
        </text:list-item>
        <text:list-item>
          <text:p text:style-name="P53">Уложить шумоизоляцию по инструкции производителя, обрезать по уровню стяжки.</text:p>
        </text:list-item>
        <text:list-item>
          <text:p text:style-name="P54">Наклеить малярную ленту <text:span text:style-name="T45">выше</text:span> уровня <text:span text:style-name="T42">гидроизоляции</text:span>, прогрунтовать битумным праймером.</text:p>
        </text:list-item>
        <text:list-item>
          <text:p text:style-name="P55">Положить гидроизоляцию в 2 слоя.</text:p>
        </text:list-item>
        <text:list-item>
          <text:p text:style-name="P60"><text:span text:style-name="T28">Смонтировать</text:span> участок №1 канализации.</text:p>
        </text:list-item>
        <text:list-item>
          <text:p text:style-name="P75">Примерить инсталляцию, убедиться, что попадаем в слив.</text:p>
        </text:list-item>
        <text:list-item>
          <text:p text:style-name="P75">Обернуть все трубы, попадающие в стяжку, демпферным материалом (лентой или шумоизоляцией) + гидроизоляцией.</text:p>
        </text:list-item>
        <text:list-item>
          <text:p text:style-name="P75">Выполнить стяжку.</text:p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9-04-16T21:57:41.264893872</dc:date>
    <meta:editing-duration>PT12H23M</meta:editing-duration>
    <meta:editing-cycles>116</meta:editing-cycles>
    <meta:generator>LibreOffice/5.1.6.2$Linux_X86_64 LibreOffice_project/10m0$Build-2</meta:generator>
    <meta:document-statistic meta:table-count="0" meta:image-count="4" meta:object-count="0" meta:page-count="5" meta:paragraph-count="129" meta:word-count="1103" meta:character-count="7954" meta:non-whitespace-character-count="7025"/>
  </office:meta>
</office:document-meta>
</file>